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in Modern Mono" svg:font-family="'Latin Moder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6605a17" officeooo:paragraph-rsid="06844633"/>
    </style:style>
    <style:style style:name="P3" style:family="paragraph" style:parent-style-name="Standard">
      <style:text-properties officeooo:paragraph-rsid="06637498"/>
    </style:style>
    <style:style style:name="P4" style:family="paragraph" style:parent-style-name="Standard">
      <style:text-properties officeooo:paragraph-rsid="068a6b51"/>
    </style:style>
    <style:style style:name="P5" style:family="paragraph" style:parent-style-name="Standard">
      <style:text-properties officeooo:rsid="06b30446" officeooo:paragraph-rsid="06b30446"/>
    </style:style>
    <style:style style:name="P6" style:family="paragraph" style:parent-style-name="Standard">
      <style:text-properties officeooo:rsid="06bad5d3" officeooo:paragraph-rsid="06bad5d3"/>
    </style:style>
    <style:style style:name="P7" style:family="paragraph" style:parent-style-name="Standard">
      <style:text-properties officeooo:rsid="05d4f87e"/>
    </style:style>
    <style:style style:name="P8" style:family="paragraph" style:parent-style-name="Standard">
      <style:text-properties officeooo:rsid="05c66ac0" officeooo:paragraph-rsid="05c66ac0"/>
    </style:style>
    <style:style style:name="P9" style:family="paragraph" style:parent-style-name="Standard">
      <style:text-properties officeooo:rsid="065bb69f" officeooo:paragraph-rsid="06637498"/>
    </style:style>
    <style:style style:name="P10" style:family="paragraph" style:parent-style-name="Standard">
      <style:text-properties officeooo:rsid="065bb69f" officeooo:paragraph-rsid="068ebe95"/>
    </style:style>
    <style:style style:name="P11" style:family="paragraph" style:parent-style-name="Standard">
      <style:text-properties officeooo:rsid="072ed38d" officeooo:paragraph-rsid="07264a1a"/>
    </style:style>
    <style:style style:name="P12" style:family="paragraph" style:parent-style-name="Standard">
      <style:text-properties officeooo:rsid="072cf5b0" officeooo:paragraph-rsid="0774f00d"/>
    </style:style>
    <style:style style:name="P13" style:family="paragraph" style:parent-style-name="Standard">
      <style:text-properties officeooo:paragraph-rsid="0774f00d"/>
    </style:style>
    <style:style style:name="P14" style:family="paragraph" style:parent-style-name="Text_20_body">
      <style:text-properties officeooo:rsid="05c5f677" officeooo:paragraph-rsid="05c5f677"/>
    </style:style>
    <style:style style:name="P15" style:family="paragraph" style:parent-style-name="Text_20_body">
      <style:text-properties officeooo:rsid="05c5f677" officeooo:paragraph-rsid="05c66ac0"/>
    </style:style>
    <style:style style:name="P16" style:family="paragraph" style:parent-style-name="Text_20_body">
      <style:text-properties officeooo:rsid="05c66ac0" officeooo:paragraph-rsid="05c66ac0"/>
    </style:style>
    <style:style style:name="P17" style:family="paragraph" style:parent-style-name="Text_20_body">
      <style:text-properties officeooo:rsid="05c8a09b" officeooo:paragraph-rsid="05c8a09b"/>
    </style:style>
    <style:style style:name="P18" style:family="paragraph" style:parent-style-name="Text_20_body">
      <style:text-properties officeooo:rsid="05d56574" officeooo:paragraph-rsid="05e3bc71"/>
    </style:style>
    <style:style style:name="P19" style:family="paragraph" style:parent-style-name="Text_20_body">
      <style:text-properties officeooo:rsid="05d56574" officeooo:paragraph-rsid="05e85233"/>
    </style:style>
    <style:style style:name="P20" style:family="paragraph" style:parent-style-name="Text_20_body">
      <style:text-properties officeooo:rsid="05d56574" officeooo:paragraph-rsid="05ef8b83"/>
    </style:style>
    <style:style style:name="P21" style:family="paragraph" style:parent-style-name="Text_20_body">
      <style:text-properties officeooo:rsid="05e13ac6" officeooo:paragraph-rsid="05e13ac6"/>
    </style:style>
    <style:style style:name="P22" style:family="paragraph" style:parent-style-name="Text_20_body">
      <style:text-properties officeooo:rsid="05f18df6" officeooo:paragraph-rsid="05f18df6"/>
    </style:style>
    <style:style style:name="P23" style:family="paragraph" style:parent-style-name="Text_20_body">
      <style:text-properties officeooo:rsid="05f3ebb6" officeooo:paragraph-rsid="05f3ebb6"/>
    </style:style>
    <style:style style:name="P24" style:family="paragraph" style:parent-style-name="Text_20_body">
      <style:text-properties officeooo:rsid="05f72c22" officeooo:paragraph-rsid="05f72c22"/>
    </style:style>
    <style:style style:name="P25" style:family="paragraph" style:parent-style-name="Text_20_body">
      <style:text-properties officeooo:rsid="05f7f767" officeooo:paragraph-rsid="05f7f767"/>
    </style:style>
    <style:style style:name="P26" style:family="paragraph" style:parent-style-name="Text_20_body">
      <style:text-properties officeooo:rsid="0601dd9b" officeooo:paragraph-rsid="05f7f767"/>
    </style:style>
    <style:style style:name="P27" style:family="paragraph" style:parent-style-name="Text_20_body">
      <style:text-properties officeooo:rsid="0602b082" officeooo:paragraph-rsid="06590cb9"/>
    </style:style>
    <style:style style:name="P28" style:family="paragraph" style:parent-style-name="Text_20_body">
      <style:text-properties officeooo:rsid="0602b082" officeooo:paragraph-rsid="0659cbd8"/>
    </style:style>
    <style:style style:name="P29" style:family="paragraph" style:parent-style-name="Text_20_body">
      <style:text-properties officeooo:paragraph-rsid="0699feec"/>
    </style:style>
    <style:style style:name="P30" style:family="paragraph" style:parent-style-name="Text_20_body">
      <style:text-properties officeooo:rsid="06a09b4f" officeooo:paragraph-rsid="06a0d140"/>
    </style:style>
    <style:style style:name="P31" style:family="paragraph" style:parent-style-name="Text_20_body">
      <style:text-properties officeooo:rsid="05ea4ecb" officeooo:paragraph-rsid="05ef8b83"/>
    </style:style>
    <style:style style:name="P32" style:family="paragraph" style:parent-style-name="Text_20_body">
      <style:text-properties officeooo:rsid="0605e1bd" officeooo:paragraph-rsid="0659cbd8"/>
    </style:style>
    <style:style style:name="P33" style:family="paragraph" style:parent-style-name="Text_20_body">
      <style:text-properties officeooo:rsid="076e5fee" officeooo:paragraph-rsid="076e5fee"/>
    </style:style>
    <style:style style:name="P34" style:family="paragraph" style:parent-style-name="Text_20_body">
      <style:paragraph-properties fo:break-before="page"/>
      <style:text-properties fo:font-weight="bold" officeooo:rsid="0653db7b" officeooo:paragraph-rsid="0653db7b" style:font-weight-asian="bold" style:font-weight-complex="bold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paragraph-properties fo:break-before="page"/>
      <style:text-properties officeooo:rsid="0601dd9b" officeooo:paragraph-rsid="0601dd9b"/>
    </style:style>
    <style:style style:name="P37" style:family="paragraph" style:parent-style-name="Heading_20_2">
      <style:paragraph-properties fo:break-before="page"/>
      <style:text-properties officeooo:rsid="05f18df6" officeooo:paragraph-rsid="05f18df6"/>
    </style:style>
    <style:style style:name="P38" style:family="paragraph" style:parent-style-name="Heading_20_2">
      <style:text-properties officeooo:rsid="05c5f677" officeooo:paragraph-rsid="05c5f677"/>
    </style:style>
    <style:style style:name="P39" style:family="paragraph" style:parent-style-name="Preformatted_20_Text">
      <style:text-properties officeooo:rsid="05c66ac0" officeooo:paragraph-rsid="05c66ac0"/>
    </style:style>
    <style:style style:name="P40" style:family="paragraph" style:parent-style-name="Preformatted_20_Text">
      <style:text-properties fo:font-weight="bold" style:font-weight-asian="bold" style:font-weight-complex="bold"/>
    </style:style>
    <style:style style:name="P41" style:family="paragraph" style:parent-style-name="Preformatted_20_Text">
      <style:text-properties fo:font-weight="bold" officeooo:rsid="05f72c22" officeooo:paragraph-rsid="0699feec" style:font-weight-asian="bold" style:font-weight-complex="bold"/>
    </style:style>
    <style:style style:name="P42" style:family="paragraph" style:parent-style-name="Preformatted_20_Text">
      <style:text-properties officeooo:paragraph-rsid="05ca5d67"/>
    </style:style>
    <style:style style:name="P43" style:family="paragraph" style:parent-style-name="Preformatted_20_Text">
      <style:text-properties officeooo:rsid="05ca5d67" officeooo:paragraph-rsid="05ca5d67"/>
    </style:style>
    <style:style style:name="P44" style:family="paragraph" style:parent-style-name="Preformatted_20_Text">
      <style:text-properties officeooo:rsid="05df63e1" officeooo:paragraph-rsid="05df63e1"/>
    </style:style>
    <style:style style:name="P45" style:family="paragraph" style:parent-style-name="Preformatted_20_Text">
      <style:text-properties officeooo:rsid="05f5cb77" officeooo:paragraph-rsid="05f5cb77"/>
    </style:style>
    <style:style style:name="P46" style:family="paragraph" style:parent-style-name="Preformatted_20_Text">
      <style:text-properties officeooo:rsid="05f5cb77" officeooo:paragraph-rsid="0699feec"/>
    </style:style>
    <style:style style:name="P47" style:family="paragraph" style:parent-style-name="Preformatted_20_Text">
      <style:text-properties officeooo:rsid="05f72c22" officeooo:paragraph-rsid="05f72c22"/>
    </style:style>
    <style:style style:name="P48" style:family="paragraph" style:parent-style-name="Preformatted_20_Text">
      <style:text-properties fo:font-size="9pt" officeooo:rsid="0653db7b" officeooo:paragraph-rsid="0653db7b" style:font-size-asian="9pt" style:font-size-complex="9pt"/>
    </style:style>
    <style:style style:name="P49" style:family="paragraph" style:parent-style-name="Preformatted_20_Text">
      <style:text-properties fo:font-size="9pt" officeooo:rsid="0653db7b" officeooo:paragraph-rsid="06a09b4f" style:font-size-asian="9pt" style:font-size-complex="9pt"/>
    </style:style>
    <style:style style:name="P50" style:family="paragraph" style:parent-style-name="Preformatted_20_Text">
      <style:text-properties fo:font-size="9pt" officeooo:rsid="06a09b4f" officeooo:paragraph-rsid="06a09b4f" style:font-size-asian="9pt" style:font-size-complex="9pt"/>
    </style:style>
    <style:style style:name="P51" style:family="paragraph" style:parent-style-name="Preformatted_20_Text">
      <style:text-properties fo:font-size="9pt" officeooo:rsid="06a0d140" officeooo:paragraph-rsid="06a09b4f" style:font-size-asian="9pt" style:font-size-complex="9pt"/>
    </style:style>
    <style:style style:name="P52" style:family="paragraph" style:parent-style-name="Preformatted_20_Text">
      <style:text-properties fo:font-size="9pt" officeooo:rsid="06a0d140" officeooo:paragraph-rsid="06a0d140" style:font-size-asian="9pt" style:font-size-complex="9pt"/>
    </style:style>
    <style:style style:name="P53" style:family="paragraph" style:parent-style-name="Preformatted_20_Text">
      <style:text-properties fo:font-size="9pt" officeooo:rsid="06a0d140" officeooo:paragraph-rsid="06a41cae" style:font-size-asian="9pt" style:font-size-complex="9pt"/>
    </style:style>
    <style:style style:name="P54" style:family="paragraph" style:parent-style-name="Preformatted_20_Text">
      <style:text-properties fo:font-size="9pt" officeooo:rsid="06cfe03e" officeooo:paragraph-rsid="06cfe03e" style:font-size-asian="9pt" style:font-size-complex="9pt"/>
    </style:style>
    <style:style style:name="P55" style:family="paragraph" style:parent-style-name="Preformatted_20_Text">
      <style:text-properties fo:font-size="9pt" officeooo:rsid="06d2b9bc" officeooo:paragraph-rsid="06d2b9bc" style:font-size-asian="9pt" style:font-size-complex="9pt"/>
    </style:style>
    <style:style style:name="P56" style:family="paragraph" style:parent-style-name="Preformatted_20_Text">
      <style:text-properties fo:font-size="9pt" officeooo:rsid="06d48df5" officeooo:paragraph-rsid="06d48df5" style:font-size-asian="9pt" style:font-size-complex="9pt"/>
    </style:style>
    <style:style style:name="P57" style:family="paragraph" style:parent-style-name="Preformatted_20_Text">
      <style:text-properties officeooo:paragraph-rsid="06605a17"/>
    </style:style>
    <style:style style:name="P58" style:family="paragraph" style:parent-style-name="Preformatted_20_Text">
      <style:text-properties officeooo:rsid="067a394b"/>
    </style:style>
    <style:style style:name="P59" style:family="paragraph" style:parent-style-name="Preformatted_20_Text">
      <style:text-properties officeooo:paragraph-rsid="0699feec"/>
    </style:style>
    <style:style style:name="P60" style:family="paragraph" style:parent-style-name="Standard" style:list-style-name="L2">
      <style:text-properties officeooo:paragraph-rsid="06f70a26"/>
    </style:style>
    <style:style style:name="P61" style:family="paragraph" style:parent-style-name="Standard" style:list-style-name="L2">
      <style:text-properties officeooo:rsid="06f70a26" officeooo:paragraph-rsid="06f70a26"/>
    </style:style>
    <style:style style:name="P62" style:family="paragraph" style:parent-style-name="Standard" style:list-style-name="L2">
      <style:text-properties officeooo:rsid="0721be4a" officeooo:paragraph-rsid="06f70a26"/>
    </style:style>
    <style:style style:name="P63" style:family="paragraph" style:parent-style-name="Standard" style:list-style-name="L2">
      <style:text-properties officeooo:rsid="06612176" officeooo:paragraph-rsid="0721be4a"/>
    </style:style>
    <style:style style:name="P64" style:family="paragraph" style:parent-style-name="Standard" style:list-style-name="L3">
      <style:text-properties officeooo:paragraph-rsid="072b2453"/>
    </style:style>
    <style:style style:name="P65" style:family="paragraph" style:parent-style-name="Standard" style:list-style-name="L3">
      <style:text-properties officeooo:rsid="06f7975a" officeooo:paragraph-rsid="07264a1a"/>
    </style:style>
    <style:style style:name="P66" style:family="paragraph" style:parent-style-name="Standard" style:list-style-name="L3">
      <style:text-properties officeooo:rsid="06deee06" officeooo:paragraph-rsid="072589ee"/>
    </style:style>
    <style:style style:name="P67" style:family="paragraph" style:parent-style-name="Text_20_body" style:list-style-name="L1">
      <style:text-properties officeooo:rsid="05c5f677" officeooo:paragraph-rsid="05c5f677"/>
    </style:style>
    <style:style style:name="P68" style:family="paragraph" style:parent-style-name="Text_20_body" style:list-style-name="L4">
      <style:text-properties officeooo:rsid="0605e1bd" officeooo:paragraph-rsid="06372e1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2dc5583" style:font-style-asian="normal" style:font-style-complex="normal"/>
    </style:style>
    <style:style style:name="T3" style:family="text">
      <style:text-properties fo:font-style="normal" officeooo:rsid="05fae1d3" style:font-style-asian="normal" style:font-style-complex="normal"/>
    </style:style>
    <style:style style:name="T4" style:family="text">
      <style:text-properties fo:font-style="normal" officeooo:rsid="070d2424" style:font-style-asian="normal" style:font-style-complex="normal"/>
    </style:style>
    <style:style style:name="T5" style:family="text">
      <style:text-properties fo:font-style="normal" officeooo:rsid="070fd346" style:font-style-asian="normal" style:font-style-complex="normal"/>
    </style:style>
    <style:style style:name="T6" style:family="text">
      <style:text-properties fo:font-style="normal" officeooo:rsid="07189444" style:font-style-asian="normal" style:font-style-complex="normal"/>
    </style:style>
    <style:style style:name="T7" style:family="text">
      <style:text-properties fo:font-style="normal" officeooo:rsid="07349f28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5c66ac0" style:font-weight-asian="bold" style:font-weight-complex="bold"/>
    </style:style>
    <style:style style:name="T10" style:family="text">
      <style:text-properties fo:font-weight="bold" officeooo:rsid="05ca5d67" style:font-weight-asian="bold" style:font-weight-complex="bold"/>
    </style:style>
    <style:style style:name="T11" style:family="text">
      <style:text-properties fo:font-weight="bold" officeooo:rsid="05ce0aa9" style:font-weight-asian="bold" style:font-weight-complex="bold"/>
    </style:style>
    <style:style style:name="T12" style:family="text">
      <style:text-properties fo:font-weight="bold" officeooo:rsid="05ebe352" style:font-weight-asian="bold" style:font-weight-complex="bold"/>
    </style:style>
    <style:style style:name="T13" style:family="text">
      <style:text-properties fo:font-weight="bold" officeooo:rsid="05da9f86" style:font-weight-asian="bold" style:font-weight-complex="bold"/>
    </style:style>
    <style:style style:name="T14" style:family="text">
      <style:text-properties fo:font-weight="bold" officeooo:rsid="0633a92d" style:font-weight-asian="bold" style:font-weight-complex="bold"/>
    </style:style>
    <style:style style:name="T15" style:family="text">
      <style:text-properties fo:font-weight="bold" officeooo:rsid="063c4b26" style:font-weight-asian="bold" style:font-weight-complex="bold"/>
    </style:style>
    <style:style style:name="T16" style:family="text">
      <style:text-properties fo:font-weight="bold" officeooo:rsid="06605a17" style:font-weight-asian="bold" style:font-weight-complex="bold"/>
    </style:style>
    <style:style style:name="T17" style:family="text">
      <style:text-properties fo:font-weight="bold" officeooo:rsid="05f5cb77" style:font-weight-asian="bold" style:font-weight-complex="bold"/>
    </style:style>
    <style:style style:name="T18" style:family="text">
      <style:text-properties fo:font-weight="bold" officeooo:rsid="05f72c22" style:font-weight-asian="bold" style:font-weight-complex="bold"/>
    </style:style>
    <style:style style:name="T19" style:family="text">
      <style:text-properties fo:font-weight="bold" officeooo:rsid="069bca67" style:font-weight-asian="bold" style:font-weight-complex="bold"/>
    </style:style>
    <style:style style:name="T20" style:family="text">
      <style:text-properties fo:font-weight="bold" officeooo:rsid="05f3ebb6" style:font-weight-asian="bold" style:font-weight-complex="bold"/>
    </style:style>
    <style:style style:name="T21" style:family="text">
      <style:text-properties fo:font-weight="bold" officeooo:rsid="068160b8" style:font-weight-asian="bold" style:font-weight-complex="bold"/>
    </style:style>
    <style:style style:name="T22" style:family="text">
      <style:text-properties fo:font-weight="normal" officeooo:rsid="05ca5d67" style:font-weight-asian="normal" style:font-weight-complex="normal"/>
    </style:style>
    <style:style style:name="T23" style:family="text">
      <style:text-properties fo:font-weight="normal" officeooo:rsid="05c66ac0" style:font-weight-asian="normal" style:font-weight-complex="normal"/>
    </style:style>
    <style:style style:name="T24" style:family="text">
      <style:text-properties fo:font-weight="normal" officeooo:rsid="05ce0aa9" style:font-weight-asian="normal" style:font-weight-complex="normal"/>
    </style:style>
    <style:style style:name="T25" style:family="text">
      <style:text-properties fo:font-weight="normal" officeooo:rsid="05d095b9" style:font-weight-asian="normal" style:font-weight-complex="normal"/>
    </style:style>
    <style:style style:name="T26" style:family="text">
      <style:text-properties fo:font-weight="normal" officeooo:rsid="05d5bbfe" style:font-weight-asian="normal" style:font-weight-complex="normal"/>
    </style:style>
    <style:style style:name="T27" style:family="text">
      <style:text-properties fo:font-weight="normal" officeooo:rsid="063c4b26" style:font-weight-asian="normal" style:font-weight-complex="normal"/>
    </style:style>
    <style:style style:name="T28" style:family="text">
      <style:text-properties fo:font-style="italic" officeooo:rsid="0699feec" style:font-style-asian="italic" style:font-style-complex="italic"/>
    </style:style>
    <style:style style:name="T29" style:family="text">
      <style:text-properties fo:font-style="italic" style:text-underline-style="none" officeooo:rsid="05d5bbfe" style:font-style-asian="italic" style:font-style-complex="italic"/>
    </style:style>
    <style:style style:name="T30" style:family="text">
      <style:text-properties fo:font-style="italic" style:text-underline-style="none" officeooo:rsid="065bb69f" style:font-style-asian="italic" style:font-style-complex="italic"/>
    </style:style>
    <style:style style:name="T31" style:family="text">
      <style:text-properties fo:font-style="italic" fo:font-weight="normal" officeooo:rsid="05f3ebb6" style:font-style-asian="italic" style:font-weight-asian="normal" style:font-style-complex="italic" style:font-weight-complex="normal"/>
    </style:style>
    <style:style style:name="T32" style:family="text">
      <style:text-properties style:font-name="Latin Modern Mono"/>
    </style:style>
    <style:style style:name="T33" style:family="text">
      <style:text-properties style:font-name="Latin Modern Mono" officeooo:rsid="0699feec"/>
    </style:style>
    <style:style style:name="T34" style:family="text">
      <style:text-properties style:font-name="Latin Modern Mono" fo:font-weight="bold" officeooo:rsid="0699feec" style:font-weight-asian="bold" style:font-weight-complex="bold"/>
    </style:style>
    <style:style style:name="T35" style:family="text">
      <style:text-properties officeooo:rsid="05c66ac0"/>
    </style:style>
    <style:style style:name="T36" style:family="text">
      <style:text-properties officeooo:rsid="05ca5d67"/>
    </style:style>
    <style:style style:name="T37" style:family="text">
      <style:text-properties officeooo:rsid="05cc9ac5"/>
    </style:style>
    <style:style style:name="T38" style:family="text">
      <style:text-properties officeooo:rsid="05ce0aa9"/>
    </style:style>
    <style:style style:name="T39" style:family="text">
      <style:text-properties officeooo:rsid="05d0d825"/>
    </style:style>
    <style:style style:name="T40" style:family="text">
      <style:text-properties officeooo:rsid="05d24336"/>
    </style:style>
    <style:style style:name="T41" style:family="text">
      <style:text-properties officeooo:rsid="05d5bbfe"/>
    </style:style>
    <style:style style:name="T42" style:family="text">
      <style:text-properties officeooo:rsid="05dc5ab9"/>
    </style:style>
    <style:style style:name="T43" style:family="text">
      <style:text-properties officeooo:rsid="05e13ac6"/>
    </style:style>
    <style:style style:name="T44" style:family="text">
      <style:text-properties officeooo:rsid="05e3bc71"/>
    </style:style>
    <style:style style:name="T45" style:family="text">
      <style:text-properties officeooo:rsid="05ea4ecb"/>
    </style:style>
    <style:style style:name="T46" style:family="text">
      <style:text-properties officeooo:rsid="05ebe352"/>
    </style:style>
    <style:style style:name="T47" style:family="text">
      <style:text-properties officeooo:rsid="05f3ebb6"/>
    </style:style>
    <style:style style:name="T48" style:family="text">
      <style:text-properties officeooo:rsid="05f41c30"/>
    </style:style>
    <style:style style:name="T49" style:family="text">
      <style:text-properties officeooo:rsid="05f5cb77"/>
    </style:style>
    <style:style style:name="T50" style:family="text">
      <style:text-properties officeooo:rsid="05f72c22"/>
    </style:style>
    <style:style style:name="T51" style:family="text">
      <style:text-properties officeooo:rsid="05ffbd3d"/>
    </style:style>
    <style:style style:name="T52" style:family="text">
      <style:text-properties officeooo:rsid="06043d12"/>
    </style:style>
    <style:style style:name="T53" style:family="text">
      <style:text-properties officeooo:rsid="0633a92d"/>
    </style:style>
    <style:style style:name="T54" style:family="text">
      <style:text-properties officeooo:rsid="0656a2a4"/>
    </style:style>
    <style:style style:name="T55" style:family="text">
      <style:text-properties officeooo:rsid="065bb69f"/>
    </style:style>
    <style:style style:name="T56" style:family="text">
      <style:text-properties style:font-name="Liberation Serif" officeooo:rsid="06dc0d1b"/>
    </style:style>
    <style:style style:name="T57" style:family="text">
      <style:text-properties officeooo:rsid="06605a17"/>
    </style:style>
    <style:style style:name="T58" style:family="text">
      <style:text-properties officeooo:rsid="06614a3c"/>
    </style:style>
    <style:style style:name="T59" style:family="text">
      <style:text-properties officeooo:rsid="0670e619"/>
    </style:style>
    <style:style style:name="T60" style:family="text">
      <style:text-properties officeooo:rsid="0673cb17"/>
    </style:style>
    <style:style style:name="T61" style:family="text">
      <style:text-properties officeooo:rsid="068160b8"/>
    </style:style>
    <style:style style:name="T62" style:family="text">
      <style:text-properties officeooo:rsid="0699feec"/>
    </style:style>
    <style:style style:name="T63" style:family="text">
      <style:text-properties officeooo:rsid="069bca67"/>
    </style:style>
    <style:style style:name="T64" style:family="text">
      <style:text-properties officeooo:rsid="06a41cae"/>
    </style:style>
    <style:style style:name="T65" style:family="text">
      <style:text-properties officeooo:rsid="06a673ff"/>
    </style:style>
    <style:style style:name="T66" style:family="text">
      <style:text-properties officeooo:rsid="06a75221"/>
    </style:style>
    <style:style style:name="T67" style:family="text">
      <style:text-properties officeooo:rsid="06a96cdf"/>
    </style:style>
    <style:style style:name="T68" style:family="text">
      <style:text-properties officeooo:rsid="06aa5a42"/>
    </style:style>
    <style:style style:name="T69" style:family="text">
      <style:text-properties officeooo:rsid="06afcf09"/>
    </style:style>
    <style:style style:name="T70" style:family="text">
      <style:text-properties officeooo:rsid="06b45355"/>
    </style:style>
    <style:style style:name="T71" style:family="text">
      <style:text-properties officeooo:rsid="06b62ad6"/>
    </style:style>
    <style:style style:name="T72" style:family="text">
      <style:text-properties officeooo:rsid="06b8e89a"/>
    </style:style>
    <style:style style:name="T73" style:family="text">
      <style:text-properties officeooo:rsid="06ba66e5"/>
    </style:style>
    <style:style style:name="T74" style:family="text">
      <style:text-properties officeooo:rsid="06c02e69"/>
    </style:style>
    <style:style style:name="T75" style:family="text">
      <style:text-properties officeooo:rsid="06c3f21d"/>
    </style:style>
    <style:style style:name="T76" style:family="text">
      <style:text-properties officeooo:rsid="06ca1c2c"/>
    </style:style>
    <style:style style:name="T77" style:family="text">
      <style:text-properties officeooo:rsid="06cf9048"/>
    </style:style>
    <style:style style:name="T78" style:family="text">
      <style:text-properties officeooo:rsid="06cfa08a"/>
    </style:style>
    <style:style style:name="T79" style:family="text">
      <style:text-properties officeooo:rsid="06d033ad"/>
    </style:style>
    <style:style style:name="T80" style:family="text">
      <style:text-properties officeooo:rsid="06f70a26"/>
    </style:style>
    <style:style style:name="T81" style:family="text">
      <style:text-properties officeooo:rsid="07087665"/>
    </style:style>
    <style:style style:name="T82" style:family="text">
      <style:text-properties officeooo:rsid="0714fa23"/>
    </style:style>
    <style:style style:name="T83" style:family="text">
      <style:text-properties officeooo:rsid="0716b204"/>
    </style:style>
    <style:style style:name="T84" style:family="text">
      <style:text-properties officeooo:rsid="07220981"/>
    </style:style>
    <style:style style:name="T85" style:family="text">
      <style:text-properties officeooo:rsid="072cac69"/>
    </style:style>
    <style:style style:name="T86" style:family="text">
      <style:text-properties officeooo:rsid="07301068"/>
    </style:style>
    <style:style style:name="T87" style:family="text">
      <style:text-properties officeooo:rsid="073e383a"/>
    </style:style>
    <style:style style:name="T88" style:family="text">
      <style:text-properties officeooo:rsid="073fe1e9"/>
    </style:style>
    <style:style style:name="T89" style:family="text">
      <style:text-properties officeooo:rsid="0741d4d0"/>
    </style:style>
    <style:style style:name="T90" style:family="text">
      <style:text-properties officeooo:rsid="07440b0d"/>
    </style:style>
    <style:style style:name="T91" style:family="text">
      <style:text-properties officeooo:rsid="0749112c"/>
    </style:style>
    <style:style style:name="T92" style:family="text">
      <style:text-properties officeooo:rsid="074acd9c"/>
    </style:style>
    <style:style style:name="T93" style:family="text">
      <style:text-properties officeooo:rsid="074d77a5"/>
    </style:style>
    <style:style style:name="T94" style:family="text">
      <style:text-properties officeooo:rsid="074d8b44"/>
    </style:style>
    <style:style style:name="T95" style:family="text">
      <style:text-properties officeooo:rsid="0753be62"/>
    </style:style>
    <style:style style:name="T96" style:family="text">
      <style:text-properties officeooo:rsid="07555b5b"/>
    </style:style>
    <style:style style:name="T97" style:family="text">
      <style:text-properties officeooo:rsid="07567333"/>
    </style:style>
    <style:style style:name="T98" style:family="text">
      <style:text-properties officeooo:rsid="07568a74"/>
    </style:style>
    <style:style style:name="T99" style:family="text">
      <style:text-properties officeooo:rsid="07575bab"/>
    </style:style>
    <style:style style:name="T100" style:family="text">
      <style:text-properties officeooo:rsid="0758e8b4"/>
    </style:style>
    <style:style style:name="T101" style:family="text">
      <style:text-properties officeooo:rsid="07674efa"/>
    </style:style>
    <style:style style:name="T102" style:family="text">
      <style:text-properties officeooo:rsid="076f8c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P</text:span><text:span text:style-name="T1">ython Lesson </text:span><text:span text:style-name="T3">4</text:span></text:h>
      <text:h text:style-name="P38" text:outline-level="2">Data Structures</text:h>
      <text:p text:style-name="P14">We've already seen several different types of value in Python:</text:p>
      <text:list xml:id="list1613052549167719970" text:style-name="L1">
        <text:list-item>
          <text:p text:style-name="P67">Strings (str), like "Hello World" or "Sorry Dave, I can't do that".</text:p>
        </text:list-item>
        <text:list-item>
          <text:p text:style-name="P67">Integers (int) which are whole numbers like 0, 10001 or -79.</text:p>
        </text:list-item>
        <text:list-item>
          <text:p text:style-name="P67">Floating Point (float) which are numbers with decimal points like 0.0, 3.14159265358<text:span text:style-name="T101">9793</text:span> or -99.999.</text:p>
        </text:list-item>
        <text:list-item>
          <text:p text:style-name="P67">Boolean <text:span text:style-name="T51">(bool) </text:span>values True and False.</text:p>
        </text:list-item>
      </text:list>
      <text:p text:style-name="P15">Python has a number of other data types which can behave as <text:span text:style-name="T35">collections or containers of</text:span> other values: <text:span text:style-name="T8">lists</text:span>, <text:span text:style-name="T8">sets</text:span> and <text:span text:style-name="T8">dictionaries</text:span>. <text:span text:style-name="T37">You can put other values into these collections, examine items in the collection (get and iterate), and remove items.</text:span></text:p>
      <text:h text:style-name="Heading_20_2" text:outline-level="2">Lists</text:h>
      <text:p text:style-name="P17">Lists in Python are ordered collections of elements. <text:span text:style-name="T38">Each element in the list has a position or </text:span><text:span text:style-name="T11">index</text:span><text:span text:style-name="T24">, </text:span><text:span text:style-name="T25">starting from zero</text:span><text:span text:style-name="T24">.</text:span></text:p>
      <text:p text:style-name="P16"><text:span text:style-name="T40">Here is an example of creating</text:span> an empty list and add <text:span text:style-name="T39">three string</text:span> values to it. <text:span text:style-name="T42">Note that lists can contain any type of value, not just strings</text:span>:</text:p>
      <text:p text:style-name="Preformatted_20_Text"><text:span text:style-name="T35">&gt;&gt;&gt; </text:span><text:span text:style-name="T8">my_list=[]</text:span></text:p>
      <text:p text:style-name="Preformatted_20_Text"><text:span text:style-name="T35">&gt;&gt;&gt; </text:span><text:span text:style-name="T8">my_list.append("</text:span><text:span text:style-name="T10">sausages</text:span><text:span text:style-name="T8">")</text:span></text:p>
      <text:p text:style-name="Preformatted_20_Text"><text:span text:style-name="T35">&gt;&gt;&gt; </text:span><text:span text:style-name="T8">my_list.append("</text:span><text:span text:style-name="T10">eggs</text:span><text:span text:style-name="T8">")</text:span></text:p>
      <text:p text:style-name="P42"><text:span text:style-name="T22">&gt;&gt;&gt; </text:span><text:span text:style-name="T8">my_list.append("</text:span><text:span text:style-name="T10">beans</text:span><text:span text:style-name="T8">")</text:span></text:p>
      <text:p text:style-name="Preformatted_20_Text"><text:span text:style-name="T35">&gt;&gt;&gt; </text:span><text:span text:style-name="T8">my_list</text:span></text:p>
      <text:p text:style-name="Preformatted_20_Text">['<text:span text:style-name="T36">sausages</text:span>', '<text:span text:style-name="T36">eggs</text:span>', <text:span text:style-name="T36">'beans'</text:span>]</text:p>
      <text:p text:style-name="Standard"/>
      <text:p text:style-name="P7">Instead of adding elements one at a time, we could have done this:</text:p>
      <text:p text:style-name="Preformatted_20_Text">&gt;&gt;&gt; <text:span text:style-name="T8">my_list=["sausages", "eggs", "beans"]</text:span></text:p>
      <text:p text:style-name="Preformatted_20_Text"/>
      <text:p text:style-name="Standard">Find the size of a list:</text:p>
      <text:p text:style-name="P39">&gt;&gt;&gt; <text:span text:style-name="T8">len(my_list)</text:span></text:p>
      <text:p text:style-name="P43">3</text:p>
      <text:p text:style-name="Preformatted_20_Text"/>
      <text:p text:style-name="P8">Read items from a list by position. Note that the start of a list is position zero!</text:p>
      <text:p text:style-name="P40"><text:span text:style-name="T35">&gt;&gt;&gt; </text:span>print(my_list[1])</text:p>
      <text:p text:style-name="Preformatted_20_Text">'<text:span text:style-name="T36">eggs</text:span>'</text:p>
      <text:p text:style-name="Preformatted_20_Text"/>
      <text:p text:style-name="Standard">Replace an item in a list:</text:p>
      <text:p text:style-name="Preformatted_20_Text">&gt;&gt;&gt; <text:span text:style-name="T8">my_list[0]="</text:span><text:span text:style-name="T10">bacon</text:span><text:span text:style-name="T8">"</text:span></text:p>
      <text:p text:style-name="Preformatted_20_Text"><text:span text:style-name="T35">&gt;&gt;&gt; </text:span><text:span text:style-name="T9">my_list</text:span></text:p>
      <text:p text:style-name="Preformatted_20_Text">['<text:span text:style-name="T36">bacon</text:span>', '<text:span text:style-name="T36">eggs</text:span>', <text:span text:style-name="T36">'beans'</text:span>]</text:p>
      <text:p text:style-name="Preformatted_20_Text"/>
      <text:p text:style-name="P40"><text:span text:style-name="T23">&gt;&gt;&gt;</text:span><text:span text:style-name="T35"> </text:span>my_list.reverse()</text:p>
      <text:p text:style-name="P40"><text:span text:style-name="T23">&gt;&gt;&gt; </text:span>print(my_list)</text:p>
      <text:p text:style-name="Preformatted_20_Text"><text:soft-page-break/>['<text:span text:style-name="T36">beans', 'eggs</text:span>', <text:span text:style-name="T36">'bacon'</text:span>]</text:p>
      <text:p text:style-name="Preformatted_20_Text"/>
      <text:p text:style-name="P44">&gt;&gt;&gt; <text:span text:style-name="T8">my_list.sort()</text:span></text:p>
      <text:p text:style-name="P44">&gt;&gt;&gt; <text:span text:style-name="T8">my_list</text:span></text:p>
      <text:p text:style-name="P44">['bacon', 'beans', 'eggs']</text:p>
      <text:p text:style-name="P15"/>
      <text:h text:style-name="Heading_20_2" text:outline-level="2">Sets</text:h>
      <text:p text:style-name="P18">Sets in Python contain values, <text:span text:style-name="T44">as</text:span> lists <text:span text:style-name="T44">do</text:span>, but the values aren't <text:span text:style-name="T41">stored </text:span>in any particular order.</text:p>
      <text:p text:style-name="P19"><text:span text:style-name="T41">You can think of them a bit like a </text:span><text:span text:style-name="T26">bag</text:span><text:span text:style-name="T41"> containing values. The items in the bag may be jumbled up while you're not looking, so it doesn't make any sense to refer to the items by index.</text:span></text:p>
      <text:p text:style-name="P31">Unlike lists, you can't store two different copies of the same value in a set. If you add the same value to the set twice, you'll only see it once.</text:p>
      <text:p text:style-name="P20"><text:span text:style-name="T45">Sets are really most useful when you want to store a collection of items and check </text:span><text:span text:style-name="T29">very quickly</text:span><text:span text:style-name="T41"> whether the item is present in the set. Searching a set of a million items can be much faster than searching a list of a million items. Removing items from the a set can also be faster than removing items from the start of a list – the items in the list would all need to be shuffled up to fill the gap!</text:span></text:p>
      <text:p text:style-name="P23"><text:span text:style-name="T48">Sets</text:span> use { } brackets instead of [ ].</text:p>
      <text:p text:style-name="Preformatted_20_Text"><text:span text:style-name="T46">&gt;&gt;&gt; </text:span><text:span text:style-name="T8">my_set={</text:span><text:span text:style-name="T13">"</text:span><text:span text:style-name="T8">sausages</text:span><text:span text:style-name="T13">"</text:span><text:span text:style-name="T8">, </text:span><text:span text:style-name="T13">"eggs", "</text:span><text:span text:style-name="T8">beans</text:span><text:span text:style-name="T13">"</text:span><text:span text:style-name="T8">}</text:span></text:p>
      <text:p text:style-name="Preformatted_20_Text"><text:span text:style-name="T46">&gt;&gt;&gt; </text:span><text:span text:style-name="T8">my_set</text:span></text:p>
      <text:p text:style-name="Preformatted_20_Text">{'eggs', 'sausages', 'beans'}</text:p>
      <text:p text:style-name="Preformatted_20_Text"><text:span text:style-name="T46">&gt;&gt;&gt; </text:span><text:span text:style-name="T8">"</text:span><text:span text:style-name="T12">eggs</text:span><text:span text:style-name="T8">" in my_set</text:span></text:p>
      <text:p text:style-name="Preformatted_20_Text">True</text:p>
      <text:p text:style-name="Preformatted_20_Text"><text:span text:style-name="T46">&gt;&gt;&gt; </text:span><text:span text:style-name="T8">"tomato" in my_set</text:span></text:p>
      <text:p text:style-name="Preformatted_20_Text">False</text:p>
      <text:p text:style-name="Preformatted_20_Text"><text:span text:style-name="T46">&gt;&gt;&gt; </text:span><text:span text:style-name="T8">my_set.add('bacon')</text:span></text:p>
      <text:p text:style-name="Preformatted_20_Text"><text:span text:style-name="T46">&gt;&gt;&gt; </text:span><text:span text:style-name="T8">my_set</text:span></text:p>
      <text:p text:style-name="Preformatted_20_Text">{<text:span text:style-name="T43">'bacon', </text:span>'eggs', 'sausages', 'beans'}</text:p>
      <text:p text:style-name="P21">Adding bacon to a set where it already exists does nothing!</text:p>
      <text:p text:style-name="Preformatted_20_Text"><text:span text:style-name="T46">&gt;&gt;&gt;</text:span><text:span text:style-name="T12"> </text:span><text:span text:style-name="T8">my_set.add('bacon')</text:span></text:p>
      <text:p text:style-name="Preformatted_20_Text"><text:span text:style-name="T46">&gt;&gt;&gt; </text:span><text:span text:style-name="T8">my_set</text:span></text:p>
      <text:p text:style-name="Preformatted_20_Text">{<text:span text:style-name="T43">'bacon', </text:span>'eggs', 'sausages', 'beans'}</text:p>
      <text:p text:style-name="Preformatted_20_Text"/>
      <text:p text:style-name="Preformatted_20_Text">&gt;&gt;&gt;<text:span text:style-name="T8"> my_set.</text:span><text:span text:style-name="T16">discard</text:span><text:span text:style-name="T8">("bacon")</text:span></text:p>
      <text:p text:style-name="Preformatted_20_Text">&gt;&gt;&gt;<text:span text:style-name="T8"> my_set</text:span></text:p>
      <text:p text:style-name="Preformatted_20_Text">{'eggs', 'sausages', 'beans'}</text:p>
      <text:p text:style-name="Preformatted_20_Text"/>
      <text:p text:style-name="P33"/>
      <text:p text:style-name="P33">While you're getting started with Python, if you're not sure whether to use a list or a set, I would suggest using a list. <text:span text:style-name="T102">If your program ends up being too slow, you can consider switching to a set.</text:span></text:p>
      <text:p text:style-name="Preformatted_20_Text"/>
      <text:h text:style-name="Heading_20_2" text:outline-level="2"/>
      <text:h text:style-name="P35" text:outline-level="2"><text:span text:style-name="T60">Super Speedy Maths: </text:span>Calculating Prime Numbers</text:h>
      <text:p text:style-name="P9">Prime numbers are numbers which only appear in the 1 times table and their own times table. For example, 11 is a prime number as it is only in the 1 times table and 11 times table; 9 is not a prime because it's also in the 3 times table.</text:p>
      <text:p text:style-name="P3"/>
      <text:p text:style-name="P4"><text:span text:style-name="T56">We'll write a short program that uses lists and sets to </text:span><text:span text:style-name="T55">calculate </text:span><text:span text:style-name="T30">all</text:span><text:span text:style-name="T55"> the prime numbers up to 1000.</text:span><text:span text:style-name="T55"><text:note text:id="ftn1" text:note-class="footnote"><text:note-citation>1</text:note-citation><text:note-body><text:p text:style-name="P10">You can pick a higher maximum value if you want, but after about 1 million or 10 million the program <text:span text:style-name="T89">might</text:span> get too slow, or <text:span text:style-name="T93">even eventually</text:span> run out of memory <text:span text:style-name="T90">to store all the numbers in a set</text:span>!</text:p></text:note-body></text:note></text:span><text:span text:style-name="T55"> This is how it works:</text:span></text:p>
      <text:list xml:id="list1627249391276535366" text:style-name="L2">
        <text:list-item>
          <text:p text:style-name="P61">Put all the numbers between 2 and 1000 into a set.</text:p>
        </text:list-item>
        <text:list-item>
          <text:p text:style-name="P60"><text:span text:style-name="T83">Count through all the times tables from 2 to 1000. For each times table, calculate all the values in that times table up to 1000,</text:span><text:span text:style-name="T4"> </text:span><text:span text:style-name="T5">skip</text:span><text:span text:style-name="T7">ping</text:span><text:span text:style-name="T4"> the 1x table. </text:span><text:span text:style-name="T6">R</text:span><text:span text:style-name="T80">emove these from the set.</text:span></text:p>
        </text:list-item>
        <text:list-item>
          <text:p text:style-name="P62">The numbers left in the set at the end will be <text:span text:style-name="T92">just</text:span> the prime numbers!</text:p>
        </text:list-item>
        <text:list-item>
          <text:p text:style-name="P63"><text:span text:style-name="T84">Finally the program copies</text:span> the results into a list so that we can sort them <text:span text:style-name="T82">before printing. R</text:span>emember th<text:span text:style-name="T58">at sets are unordered bags of values, so if we didn't do this the values could come out in the wrong order.</text:span></text:p>
        </text:list-item>
      </text:list>
      <text:p text:style-name="P2"/>
      <text:p text:style-name="P11">Here is a small example to calculate the prime numbers less than 10.</text:p>
      <text:list xml:id="list8729032436144461223" text:style-name="L3">
        <text:list-item>
          <text:p text:style-name="P65">start with 2, 3, 4, 5, 6, 7, 8, 9 and 10 in a set</text:p>
        </text:list-item>
        <text:list-item>
          <text:p text:style-name="P66"><text:span text:style-name="T91">discard</text:span> 4, 6 and 8 because they are in the 2 times table</text:p>
        </text:list-item>
        <text:list-item>
          <text:p text:style-name="P66"><text:span text:style-name="T91">discard</text:span> 6 and 9 because they are in the 3 times table</text:p>
        </text:list-item>
        <text:list-item>
          <text:p text:style-name="P66"><text:span text:style-name="T91">discard</text:span> 8 (again!) because it is in the 4 times table – <text:span text:style-name="T87">this doesn't actually do anything because the item was already removed!</text:span></text:p>
        </text:list-item>
        <text:list-item>
          <text:p text:style-name="P64"><text:span text:style-name="T85">w</text:span>e are left with 2, 3, 5 and 7 <text:span text:style-name="T85">in the set </text:span>at the end of the program. <text:s/><text:span text:style-name="T88">These are the prime numbers less than 10.</text:span></text:p>
        </text:list-item>
      </text:list>
      <text:p text:style-name="Standard"/>
      <text:p text:style-name="P12">Using this approach (an "<text:span text:style-name="T8">algorithm</text:span>", or set of instructions) Python can calculate <text:span text:style-name="T94">a set of</text:span> prime numbers much faster than <text:span text:style-name="T86">even the speediest speedy maths expert.</text:span></text:p>
      <text:p text:style-name="P13"/>
      <text:p text:style-name="P13"/>
      <text:p text:style-name="Preformatted_20_Text">maximum=1000</text:p>
      <text:p text:style-name="Preformatted_20_Text"/>
      <text:p text:style-name="Preformatted_20_Text"># <text:span text:style-name="T59">Create an empty set and put</text:span> every number into <text:span text:style-name="T59">it</text:span></text:p>
      <text:p text:style-name="Preformatted_20_Text">prime_numbers=<text:span text:style-name="T8">set([])</text:span></text:p>
      <text:p text:style-name="Preformatted_20_Text">for number in range(2, maximum):</text:p>
      <text:p text:style-name="Preformatted_20_Text"><text:s text:c="4"/>prime_numbers.<text:span text:style-name="T8">add(</text:span>number<text:span text:style-name="T8">)</text:span></text:p>
      <text:p text:style-name="P58"/>
      <text:p text:style-name="Preformatted_20_Text"># <text:span text:style-name="T57">Count through the times tables between 2 and 1000 and remove all the answers</text:span></text:p>
      <text:p text:style-name="Preformatted_20_Text">for <text:span text:style-name="T57">times_table</text:span> in range(2, maximum):</text:p>
      <text:p text:style-name="P57"><text:s text:c="4"/>for <text:span text:style-name="T57">value</text:span> in range(2*<text:span text:style-name="T57">times_table</text:span>, maximum, <text:span text:style-name="T57">times_table</text:span>):</text:p>
      <text:p text:style-name="Preformatted_20_Text"><text:s text:c="8"/>prime_numbers.<text:span text:style-name="T16">discard</text:span><text:span text:style-name="T8">(</text:span><text:span text:style-name="T57">value</text:span><text:span text:style-name="T8">)</text:span></text:p>
      <text:p text:style-name="Preformatted_20_Text"/>
      <text:p text:style-name="Preformatted_20_Text"># Copy the prime numbers into a list, sort and print</text:p>
      <text:p text:style-name="Preformatted_20_Text">sorted_primes=<text:span text:style-name="T8">list(</text:span>prime_numbers<text:span text:style-name="T8">)</text:span></text:p>
      <text:p text:style-name="Preformatted_20_Text">sorted_primes<text:span text:style-name="T8">.sort()</text:span></text:p>
      <text:p text:style-name="Preformatted_20_Text">print(<text:span text:style-name="T61">"There are", </text:span><text:span text:style-name="T21">len(</text:span><text:span text:style-name="T61">sorted_primes</text:span><text:span text:style-name="T21">)</text:span><text:span text:style-name="T61">, "p</text:span>rime numbers less than", maximum)</text:p>
      <text:p text:style-name="Preformatted_20_Text">print(sorted_primes)</text:p>
      <text:p text:style-name="Preformatted_20_Text"/>
      <text:h text:style-name="P37" text:outline-level="2">Dictionaries</text:h>
      <text:p text:style-name="P22">Dictionaries store pairs of items: a key, and a value. <text:span text:style-name="T47">You could use a Python dictionary data structure to create an English dictionary, where each key is a word and the value is a definition of that word. Dictionaries use { } brackets like sets, but each entry in the dictionary uses a colon to separate the key and value, like </text:span><text:span text:style-name="T31">key</text:span><text:span text:style-name="T20">: </text:span><text:span text:style-name="T31">value</text:span><text:span text:style-name="T47">. For example:</text:span></text:p>
      <text:p text:style-name="Preformatted_20_Text"><text:span text:style-name="T49">&gt;&gt;&gt; </text:span><text:span text:style-name="T8">my_dictionary=</text:span><text:span text:style-name="T17">{</text:span></text:p>
      <text:p text:style-name="P40">"aardvark": "A nocturnal burrowing mammal from Africa.",</text:p>
      <text:p text:style-name="P40">"python": <text:span text:style-name="T49">"</text:span>A large non-venomous snake.<text:span text:style-name="T49">"</text:span>,</text:p>
      <text:p text:style-name="P40">"zebra": "An African wild horse in striped pyjamas."}</text:p>
      <text:p text:style-name="P45">&gt;&gt;&gt; <text:span text:style-name="T8">my_dictionary["python"]</text:span></text:p>
      <text:p text:style-name="P45">'A large non-venomous snake.'</text:p>
      <text:p text:style-name="P47"/>
      <text:p text:style-name="Text_20_body">You can add items to a dictionary:</text:p>
      <text:p text:style-name="P46"><text:span text:style-name="T50">&gt;&gt;&gt;</text:span><text:span text:style-name="T18"> </text:span><text:span text:style-name="T8">my_dictionary[</text:span><text:span text:style-name="T18">"internet"]="A global computer network."</text:span></text:p>
      <text:p text:style-name="P41"/>
      <text:p text:style-name="Text_20_body">You can look up items in a dictionary:</text:p>
      <text:p text:style-name="P59"><text:span text:style-name="T50">&gt;&gt;&gt; </text:span><text:span text:style-name="T8">my_dictionary["internet"]</text:span></text:p>
      <text:p text:style-name="Text_20_body">or</text:p>
      <text:p text:style-name="Preformatted_20_Text">&gt;&gt;&gt; <text:span text:style-name="T8">my_dictionary.get("internet")</text:span></text:p>
      <text:p text:style-name="P59"/>
      <text:p text:style-name="Text_20_body"><text:span text:style-name="T62">T</text:span>he <text:span text:style-name="T62">two different ways of looking something up from a dictionary do the same thing</text:span><text:span text:style-name="T28"> unless the item isn't in the dictionary</text:span><text:span text:style-name="T62">. The </text:span><text:span text:style-name="T33">dict.get(item)</text:span><text:span text:style-name="T62"> function will return the special value </text:span><text:span text:style-name="T34">None</text:span><text:span text:style-name="T62"> if the item isn't found, but </text:span><text:span text:style-name="T33">dict[item]</text:span><text:span text:style-name="T62"> will fail with an error (it will "throw an exception"). To see the difference try </text:span><text:span text:style-name="T34">my_dictionary["spoon"]</text:span><text:span text:style-name="T62"> and </text:span><text:span text:style-name="T34">my_dictionary.get("spoon")</text:span><text:span text:style-name="T62">.</text:span></text:p>
      <text:p text:style-name="P59"/>
      <text:p text:style-name="P29">You can count the number of entries in a dictionary:</text:p>
      <text:p text:style-name="Preformatted_20_Text"><text:span text:style-name="T62">&gt;&gt;&gt; </text:span><text:span text:style-name="T8">len(my_dictionary)</text:span></text:p>
      <text:p text:style-name="P24"/>
      <text:p text:style-name="P24">You can replace items in a dictionary:</text:p>
      <text:p text:style-name="Preformatted_20_Text"><text:span text:style-name="T62">&gt;&gt;&gt; </text:span><text:span text:style-name="T8">my_dictionary[</text:span><text:span text:style-name="T18">"internet"]="A global computer network for sharing cat videos."</text:span></text:p>
      <text:p text:style-name="Preformatted_20_Text"><text:span text:style-name="T62">&gt;&gt;&gt; </text:span><text:span text:style-name="T8">my_dictionary["internet"]</text:span></text:p>
      <text:p text:style-name="Preformatted_20_Text"/>
      <text:p text:style-name="P25">You can remove items from a dictionary:</text:p>
      <text:p text:style-name="Preformatted_20_Text"><text:span text:style-name="T63">&gt;&gt;&gt; </text:span><text:span text:style-name="T8">del my_dictionary["internet"]</text:span></text:p>
      <text:p text:style-name="P25"/>
      <text:p text:style-name="P25">You can check if a dictionary contains a key:</text:p>
      <text:p text:style-name="Preformatted_20_Text"><text:span text:style-name="T63">&gt;&gt;&gt; </text:span><text:span text:style-name="T8">"aardvark" in my_dictionary</text:span></text:p>
      <text:p text:style-name="Preformatted_20_Text">True</text:p>
      <text:p text:style-name="Preformatted_20_Text"><text:span text:style-name="T63">&gt;&gt;&gt; </text:span><text:span text:style-name="T8">"</text:span><text:span text:style-name="T19">spoon</text:span><text:span text:style-name="T8">" in my_dictionary</text:span></text:p>
      <text:p text:style-name="Preformatted_20_Text">False</text:p>
      <text:p text:style-name="P26"/>
      <text:h text:style-name="P36" text:outline-level="2"><text:span text:style-name="T74">Classic Text Adventure: </text:span>Escape from Stamford Green!</text:h>
      <text:p text:style-name="P27">For this project we will be using <text:span text:style-name="T69">a</text:span> <text:span text:style-name="T14">d</text:span><text:span text:style-name="T8">ictionar</text:span><text:span text:style-name="T15">y</text:span><text:span text:style-name="T27"> data structure</text:span> t<text:span text:style-name="T54">o create a fictional</text:span> map of Stamford Green <text:span text:style-name="T53">School.</text:span></text:p>
      <text:p text:style-name="P28"><text:span text:style-name="T54">We will create a simple game that allows you to walk around the school map</text:span> using <text:span text:style-name="T52">commands </text:span>"north", "south", "east" and "west". <text:span text:style-name="T95">You need to explore and find the exit!</text:span></text:p>
      <text:p text:style-name="P32">Each entry in the dictionary will have a key that names a <text:span text:style-name="T97">room or</text:span> location in the school (e.g. "the_office") and a value that describes the properties of that <text:span text:style-name="T98">room</text:span>. The properties <text:span text:style-name="T99">of each room</text:span> will be <text:span text:style-name="T100">stored</text:span> in another dictionary – this means that the map of the school is a dictionary containing more dictionaries!</text:p>
      <text:list xml:id="list4229691466956378586" text:style-name="L4">
        <text:list-item>
          <text:p text:style-name="P68">The "description" property <text:span text:style-name="T96">of each room </text:span>will be the text that is displayed to the player when they enter the room.</text:p>
        </text:list-item>
        <text:list-item>
          <text:p text:style-name="P68">The "north", "south", "east" and "west" properties of the room will contain identifiers of the rooms where the player will end up if they walk in that direction.</text:p>
        </text:list-item>
      </text:list>
      <text:p text:style-name="P30"><text:span text:style-name="T81">Before we get to the real game, h</text:span>ere's a <text:span text:style-name="T73">short</text:span> example which creates a <text:span text:style-name="T65">school map containing only a single location </text:span>called "the_office". It has a description, and it has <text:span text:style-name="T77">other </text:span>properties which contain the names of different locations that you'll end up in if you <text:span text:style-name="T66">walk</text:span> in any direction <text:span text:style-name="T78">from the office.</text:span></text:p>
      <text:p text:style-name="P49">school_map={</text:p>
      <text:p text:style-name="P49"><text:s text:c="4"/>"the_office": {</text:p>
      <text:p text:style-name="P49"><text:s text:c="8"/>"description": "You are standing outside the school office. You are surrounded by gleaming sofas made of solid gold. Paths lead in all directions.",</text:p>
      <text:p text:style-name="P49"><text:s text:c="8"/>"north": "east_gate",</text:p>
      <text:p text:style-name="P49"><text:s text:c="8"/>"east": "staff_room",</text:p>
      <text:p text:style-name="P49"><text:s text:c="8"/>"south": "hall"</text:p>
      <text:p text:style-name="P49"><text:s text:c="4"/>}</text:p>
      <text:p text:style-name="P50">}</text:p>
      <text:p text:style-name="P51"/>
      <text:p text:style-name="P54">location="the_office"</text:p>
      <text:p text:style-name="P52">school_map<text:span text:style-name="T64">[location][</text:span>"description"<text:span text:style-name="T64">] # gets the_office room description</text:span></text:p>
      <text:p text:style-name="P53">school_map<text:span text:style-name="T64">[location]</text:span>.get("<text:span text:style-name="T64">east</text:span>") <text:s text:c="3"/><text:span text:style-name="T67"># gets the name of the room to the east, 'staff_room'</text:span></text:p>
      <text:p text:style-name="P52">school_map<text:span text:style-name="T64">[location]</text:span>.get("west") <text:s text:c="3"/><text:span text:style-name="T67"># gets the name of the room to the west, None</text:span></text:p>
      <text:p text:style-name="P52"/>
      <text:p text:style-name="P5">The <text:s/>only other new thing in this Python program <text:span text:style-name="T79">that we haven't seen in any other lesson</text:span> is the <text:span text:style-name="T32">textwrap</text:span> module, <text:span text:style-name="T71">which is imported at the start</text:span>. This provides a function called <text:span text:style-name="T32">textwrap.fill() </text:span>which formats text <text:span text:style-name="T70">by inserting</text:span> newline <text:span text:style-name="T70">characters</text:span> so that it prints nicely on 80 column displays. <text:span text:style-name="T72">It makes the room descriptions nicer to read, without words being cut off at the end of a line.</text:span></text:p>
      <text:p text:style-name="Standard"/>
      <text:p text:style-name="Standard">The <text:span text:style-name="T68">full program that you can type in is on the next page, but since it's so long we'll try to provide a saved copy that you can open and read through yourself, so you don't need to get held back by your typing speed!</text:span></text:p>
      <text:p text:style-name="Standard"/>
      <text:p text:style-name="P6">Once you have the program working, feel free to make changes <text:span text:style-name="T76">of your own</text:span>. Add your own rooms, change room descriptions, <text:span text:style-name="T75">make objects or treasure that you can pick up (find a key to open the west gate?), add monsters or teachers, and do whatever you want. But most of all, be creative and </text:span>have fun!</text:p>
      <text:p text:style-name="P34">escape_from_stamford_green.py:</text:p>
      <text:p text:style-name="P48">import textwrap</text:p>
      <text:p text:style-name="P48"/>
      <text:p text:style-name="P56"># The map of the school</text:p>
      <text:p text:style-name="P48">school_map={</text:p>
      <text:p text:style-name="P48"><text:s text:c="4"/>"the_office": {</text:p>
      <text:p text:style-name="P48"><text:s text:c="8"/>"description": "You are standing outside the school office. You are surrounded by gleaming sofas made of solid gold. Paths lead in all directions.",</text:p>
      <text:p text:style-name="P48"><text:s text:c="8"/>"north": "east_gate",</text:p>
      <text:p text:style-name="P48"><text:s text:c="8"/>"east": "staff_room",</text:p>
      <text:p text:style-name="P48"><text:s text:c="8"/>"west": "corridor",</text:p>
      <text:p text:style-name="P48"><text:s text:c="8"/>"south": "hall"</text:p>
      <text:p text:style-name="P48"><text:s text:c="4"/>},</text:p>
      <text:p text:style-name="P48"><text:s text:c="4"/>"east_gate": {</text:p>
      <text:p text:style-name="P48"><text:s text:c="8"/>"description": "You are standing outside the main door to the school. Your escape to the road is blocked by a deep muddy trench from The Great War. Beyond the trench you can see barbed wire across no-man's land. The door to the school is south.",</text:p>
      <text:p text:style-name="P48"><text:s text:c="8"/>"south": "the_office"</text:p>
      <text:p text:style-name="P48"><text:s text:c="4"/>},</text:p>
      <text:p text:style-name="P48"><text:s text:c="4"/>"staff_room": {</text:p>
      <text:p text:style-name="P48"><text:s text:c="8"/>"description": "You are in the staff room. There is a strong smell of garlic, socks and chocolate digestives. The only door leads west.",</text:p>
      <text:p text:style-name="P48"><text:s text:c="8"/>"west": "the_office"</text:p>
      <text:p text:style-name="P48"><text:s text:c="4"/>},</text:p>
      <text:p text:style-name="P48"><text:s text:c="4"/>"hall": {</text:p>
      <text:p text:style-name="P48"><text:s text:c="8"/>"description": "You are in the Great Viking Hall of Stamford Green. Long oak tables with silver goblets are lie across the room ready for a banquet, and Valkyries soar overhead. A sign on the wall says that the value of the month is 'Pillaging'.",</text:p>
      <text:p text:style-name="P48"><text:s text:c="4"/>"north": "the_office"</text:p>
      <text:p text:style-name="P48"><text:s text:c="4"/>},</text:p>
      <text:p text:style-name="P48"><text:s text:c="4"/>"corridor": {</text:p>
      <text:p text:style-name="P48"><text:s text:c="8"/>"description": "You are in a corridor leading towards the West Wing. Cones, sirens, flashing lights and a 'DO NOT ENTER' sign suggest that construction is not quite finished. To the west, where the building should be, there is a currently a deep hole in the ground. You cannot see the bottom of the pit. A path east leads back to the office.",</text:p>
      <text:p text:style-name="P48"><text:s text:c="8"/>"east": "the_office",</text:p>
      <text:p text:style-name="P48"><text:s text:c="8"/>"west": "tunnel"</text:p>
      <text:p text:style-name="P48"><text:s text:c="4"/>},</text:p>
      <text:p text:style-name="P48"><text:s text:c="4"/>"tunnel": {</text:p>
      <text:p text:style-name="P48"><text:s text:c="8"/>"description": "You are in a tunnel at the bottom of a pit, with a dark passage to the north, and a light to the east. Scratched on the wall are the cryptic letters 'AshLEy wiL nvR WIN'.",</text:p>
      <text:p text:style-name="P48"><text:s text:c="8"/>"east": "corridor",</text:p>
      <text:p text:style-name="P48"><text:s text:c="8"/>"north": "maze1"</text:p>
      <text:p text:style-name="P48"><text:s text:c="4"/>},</text:p>
      <text:p text:style-name="P48"><text:s text:c="4"/>"maze1": {</text:p>
      <text:p text:style-name="P48"><text:s text:c="8"/>"description": "You are in an underground maze of twisting passages, all alike.",</text:p>
      <text:p text:style-name="P48"><text:s text:c="8"/>"east": "tunnel",</text:p>
      <text:p text:style-name="P48"><text:s text:c="8"/>"west": "maze2",</text:p>
      <text:p text:style-name="P48"><text:s text:c="8"/>"north": "maze1",</text:p>
      <text:p text:style-name="P48"><text:s text:c="8"/>"south": "maze2"</text:p>
      <text:p text:style-name="P48"><text:s text:c="4"/>},</text:p>
      <text:p text:style-name="P48"><text:s text:c="4"/>"maze2": {</text:p>
      <text:p text:style-name="P48"><text:s text:c="8"/>"description": "You are in an underground maze of twisting passages, all alike. You can feel a warm gentle breeze.",</text:p>
      <text:p text:style-name="P48"><text:s text:c="8"/>"east": "maze1",</text:p>
      <text:p text:style-name="P48"><text:s text:c="8"/>"west": "maze2",</text:p>
      <text:p text:style-name="P48"><text:s text:c="8"/>"north": "maze1",</text:p>
      <text:p text:style-name="P48"><text:s text:c="8"/>"south": "escape"</text:p>
      <text:p text:style-name="P48"><text:s text:c="4"/>},</text:p>
      <text:p text:style-name="P48"><text:s text:c="4"/>"escape": {</text:p>
      <text:p text:style-name="P48"><text:s text:c="8"/>"description": "You emerge into daylight at the top field beside a running track. The West Gate is open."</text:p>
      <text:p text:style-name="P48"><text:s text:c="4"/>}</text:p>
      <text:p text:style-name="P48">}</text:p>
      <text:p text:style-name="P48"/>
      <text:p text:style-name="P48"/>
      <text:p text:style-name="P55"><text:soft-page-break/># Some useful functions</text:p>
      <text:p text:style-name="P48">def look():</text:p>
      <text:p text:style-name="P48"><text:s text:c="4"/>formatted_description=textwrap.fill(school_map[location]["description"])</text:p>
      <text:p text:style-name="P48"><text:s text:c="4"/>print(formatted_description)</text:p>
      <text:p text:style-name="P48"/>
      <text:p text:style-name="P48">def go(direction):</text:p>
      <text:p text:style-name="P48"><text:s text:c="4"/>next_location=school_map[location].get(direction)</text:p>
      <text:p text:style-name="P48"><text:s text:c="4"/>if next_location == None:</text:p>
      <text:p text:style-name="P48"><text:s text:c="8"/>print("You can't go that way.")</text:p>
      <text:p text:style-name="P48"><text:s text:c="4"/>return next_location</text:p>
      <text:p text:style-name="P48"/>
      <text:p text:style-name="P48">def help():</text:p>
      <text:p text:style-name="P48"><text:s text:c="4"/>print("Escape From Stamford Green!")</text:p>
      <text:p text:style-name="P48"><text:s text:c="4"/>print("---------------------------")</text:p>
      <text:p text:style-name="P48"><text:s text:c="4"/>print("Instructions:")</text:p>
      <text:p text:style-name="P48"><text:s text:c="4"/>print("1. Use 'north', 'south', 'east' or 'west' (or 'n', 'e', 's' or 'w') to move.")</text:p>
      <text:p text:style-name="P48"><text:s text:c="4"/>print("2. Type 'look' to see what you can see.")</text:p>
      <text:p text:style-name="P48"><text:s text:c="4"/>print("3. Display this message again by typing 'help'.")</text:p>
      <text:p text:style-name="P48"/>
      <text:p text:style-name="P48"># The main part of the program starts here</text:p>
      <text:p text:style-name="P48">help()</text:p>
      <text:p text:style-name="P48">print() <text:s text:c="2"/></text:p>
      <text:p text:style-name="P48">location="the_office"</text:p>
      <text:p text:style-name="P48">look()</text:p>
      <text:p text:style-name="P48"/>
      <text:p text:style-name="P48">while location != "escape":</text:p>
      <text:p text:style-name="P48"><text:s text:c="4"/></text:p>
      <text:p text:style-name="P48"><text:s text:c="4"/>print()</text:p>
      <text:p text:style-name="P48"><text:s text:c="4"/>command=input("&gt; ").lower()</text:p>
      <text:p text:style-name="P48"/>
      <text:p text:style-name="P48"><text:s text:c="4"/>move_to_location=None</text:p>
      <text:p text:style-name="P48"><text:s text:c="4"/>if command=="north" or command=='n':</text:p>
      <text:p text:style-name="P48"><text:s text:c="8"/>move_to_location=go("north")</text:p>
      <text:p text:style-name="P48"><text:s text:c="4"/>elif command=="south" or command=='s':</text:p>
      <text:p text:style-name="P48"><text:s text:c="8"/>move_to_location=go("south")</text:p>
      <text:p text:style-name="P48"><text:s text:c="4"/>elif command=="east" or command=='e':</text:p>
      <text:p text:style-name="P48"><text:s text:c="8"/>move_to_location=go("east")</text:p>
      <text:p text:style-name="P48"><text:s text:c="4"/>elif command=="west" or command=='w':</text:p>
      <text:p text:style-name="P48"><text:s text:c="8"/>move_to_location=go("west")</text:p>
      <text:p text:style-name="P48"><text:s text:c="4"/>elif command=="look":</text:p>
      <text:p text:style-name="P48"><text:s text:c="8"/>look()</text:p>
      <text:p text:style-name="P48"><text:s text:c="4"/>elif command=="help":</text:p>
      <text:p text:style-name="P48"><text:s text:c="8"/>help()</text:p>
      <text:p text:style-name="P48"><text:s text:c="4"/>else:</text:p>
      <text:p text:style-name="P48"><text:s text:c="8"/>print("I don't understand that! Try 'north', 'south', 'east' or 'west', or 'help'.")</text:p>
      <text:p text:style-name="P48"/>
      <text:p text:style-name="P48"><text:s text:c="4"/>if move_to_location != None:</text:p>
      <text:p text:style-name="P48"><text:s text:c="8"/>location=move_to_location</text:p>
      <text:p text:style-name="P48"><text:s text:c="8"/>look()</text:p>
      <text:p text:style-name="P48"/>
      <text:p text:style-name="P48">print()</text:p>
      <text:p text:style-name="P48">print("Congratulations, you have escaped from Stamford Green!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in Modern Mono" svg:font-family="'Latin Moder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officeooo:rsid="05c66ac0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default-outline-level="1" style:list-style-name="" style:master-page-name="">
      <loext:graphic-properties draw:fill="solid" draw:fill-color="#dddddd" draw:fill-image-width="0cm" draw:fill-image-height="0cm"/>
      <style:paragraph-properties fo:margin-left="0cm" fo:margin-right="0cm" fo:text-indent="0cm" style:auto-text-indent="false" style:page-number="auto" fo:background-color="#dddddd" fo:padding="0.3cm" fo:border="0.06pt solid #000000" style:shadow="none">
        <style:tab-stops/>
      </style:paragraph-properties>
      <style:text-properties fo:background-color="transpare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5:52:11.044422462</meta:creation-date>
    <dc:date>2016-06-06T09:26:35.197231392</dc:date>
    <meta:editing-duration>P4DT21H3M36S</meta:editing-duration>
    <meta:editing-cycles>1738</meta:editing-cycles>
    <meta:generator>LibreOffice/5.1.2.2$Linux_X86_64 LibreOffice_project/10m0$Build-2</meta:generator>
    <meta:print-date>2016-05-25T15:56:10.359471654</meta:print-date>
    <meta:document-statistic meta:table-count="0" meta:image-count="0" meta:object-count="0" meta:page-count="7" meta:paragraph-count="234" meta:word-count="2110" meta:character-count="13346" meta:non-whitespace-character-count="10951"/>
  </office:meta>
</office:document-meta>
</file>